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/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064133376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1056912464">
          <text:deletion>
            <office:change-info>
              <dc:creator>Bob Jacobsen</dc:creator>
              <dc:date>2010-10-10T10:52:00</dc:date>
            </office:change-info>
            <text:h text:style-name="Heading_20_1" text:outline-level="1">Title</text:h>
          </text:deletion>
        </text:changed-region>
        <text:changed-region text:id="ct1192501216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1029660416">
          <text:deletion>
            <office:change-info>
              <dc:creator>Bob Jacobsen</dc:creator>
              <dc:date>2010-10-10T10:5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1056914528">
          <text:insertion>
            <office:change-info>
              <dc:creator>Bob Jacobsen</dc:creator>
              <dc:date>2010-10-10T10:53:00</dc:date>
            </office:change-info>
          </text:insertion>
        </text:changed-region>
        <text:changed-region text:id="ct1102389680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1046432448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change-start text:change-id="ct1064133376"/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<text:change-end text:change-id="ct1064133376"/><text:change text:change-id="ct1056912464"/><text:change-start text:change-id="ct1192501216"/>References and Context (Normative)<text:change-end text:change-id="ct1192501216"/></text:h>
      <text:p text:style-name="Standard"><text:change text:change-id="ct1029660416"/><text:change-start text:change-id="ct1056914528"/>Citations to other docs, as needed.<text:change-end text:change-id="ct1056914528"/>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1102389680"/></text:h>
      <text:h text:style-name="Heading_20_2" text:outline-level="2">Subsection Title</text:h>
      <text:h text:style-name="Heading_20_3" text:outline-level="3">Sub-subsection Title<text:change-end text:change-id="ct1102389680"/></text:h>
      <text:p text:style-name="Standard">Praesent gravida pulvinar vehicula. Vivamus eu nisl eget sem rutrum suscipit id a magna. Integer id ante odio. </text:p>
      <text:list xml:id="list627858415" text:style-name="L1">
        <text:list-item>
          <text:p text:style-name="P13">Lorem ipsum dolor sit amet, consectetur adipiscing elit. </text:p>
        </text:list-item>
        <text:list-item>
          <text:p text:style-name="P13">Sed consectetur, ipsum et egestas accumsan, felis erat ornare mauris, sit amet suscipit ante orci sed massa.</text:p>
        </text:list-item>
      </text:list>
      <text:h text:style-name="Heading_20_1" text:outline-level="1"><text:change-start text:change-id="ct1046432448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104643244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10378252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70203033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103782528"/><text:change-start text:change-id="ct702030336"/>OpenLCB-CAN Praesent Gravida Standard<text:change-end text:change-id="ct702030336"/></text:p>
      </style:header>
      <style:footer>
        <text:tracked-changes>
          <text:changed-region text:id="ct110347420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01760700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70389536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103474208"/><text:change-start text:change-id="ct1017607008"/><text:span text:style-name="MT2">Copyright 2010, by J. Day, D. Harris, B. Jacobsen, and A. Shepherd</text:span><text:change-end text:change-id="ct1017607008"/><text:change text:change-id="ct70389536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20:30:04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056796336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05657257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034216560">
            <text:insertion>
              <office:change-info>
                <dc:creator>Bob Jacobsen</dc:creator>
                <dc:date>2010-10-10T10:53:00</dc:date>
              </office:change-info>
            </text:insertion>
          </text:changed-region>
          <text:changed-region text:id="ct1064015136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1064015232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06377062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056793136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063770496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56796336"/><text:change-start text:change-id="ct1056572576"/>OpenLCB S<text:change-end text:change-id="ct1056572576"/><text:change-start text:change-id="ct1034216560"/>tandard<text:change-end text:change-id="ct103421656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1064015136"/>(title)<text:change-end text:change-id="ct106401513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064015232"/><text:change-start text:change-id="ct1063770624"/><text:date style:data-style-name="N37" text:date-value="2010-10-08T17:19:56" text:fixed="true">10/08/10</text:date><text:change-end text:change-id="ct1063770624"/></text:p>
            </table:table-cell>
            <table:table-cell table:style-name="Table1.C1" office:value-type="string">
              <text:p text:style-name="MP7"><text:change text:change-id="ct1056793136"/><text:change-start text:change-id="ct1063770496"/>Preliminary<text:change-end text:change-id="ct1063770496"/></text:p>
            </table:table-cell>
          </table:table-row>
        </table:table>
        <text:p text:style-name="Header"/>
      </style:header>
      <style:footer>
        <text:tracked-changes>
          <text:changed-region text:id="ct699236704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71307051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11299942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699236704"/><text:change-start text:change-id="ct713070512"/><text:span text:style-name="MT5">10</text:span><text:change-end text:change-id="ct713070512"/><text:span text:style-name="MT5">, by J. Day, D. Harris, B. Jacobsen, </text:span><text:change text:change-id="ct1112999424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20:30:04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59</meta:editing-cycles>
    <meta:editing-duration>PT11H42M30S</meta:editing-duration>
    <meta:generator>OpenOffice.org/3.2$Unix OpenOffice.org_project/320m18$Build-9502</meta:generator>
    <dc:date>2010-10-10T20:30:04</dc:date>
    <dc:creator>Bob Jacobsen</dc:creator>
    <meta:document-statistic meta:table-count="1" meta:image-count="1" meta:object-count="0" meta:page-count="2" meta:paragraph-count="41" meta:word-count="372" meta:character-count="2595"/>
    <meta:user-defined meta:name="Info 1"/>
    <meta:user-defined meta:name="Info 2"/>
    <meta:user-defined meta:name="Info 3"/>
    <meta:user-defined meta:name="Info 4"/>
  </office:meta>
</office:document-meta>
</file>